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7_2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7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text:tab/></text:p>
      <text:p text:style-name="P6">Author of letter<text:tab/><text:tab/><text:tab/><text:tab/>Sabato Morais<text:tab/><text:tab/></text:p>
      <text:p text:style-name="P6">Signed letter<text:tab/><text:tab/><text:tab/><text:tab/><text:tab/>Y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Nina Cohen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y 25, 1896</text:p>
      <text:p text:style-name="P6">Month<text:tab/><text:tab/><text:tab/><text:tab/><text:tab/><text:tab/>May</text:p>
      <text:p text:style-name="P6">Year<text:tab/><text:tab/><text:tab/><text:tab/><text:tab/><text:tab/>1896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text:tab/><text:tab/><text:tab/><text:tab/><text:tab/>Y</text:p>
      <text:p text:style-name="P6">Postma<text:tab/>rk<text:tab/><text:tab/><text:tab/><text:tab/><text:tab/>Y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The letter is accompanied by a typewritten transcript.</text:p>
      <text:p text:style-name="P6"/>
      <text:p text:style-name="P6">Also available in AJA Microfilm, Reel #207</text:p>
      <text:p text:style-name="P6">VII Transcription</text:p>
      <text:p text:style-name="P3">(Symbols: ?=uncertain; []=supplied information; /=end of line)</text:p>
      <text:p text:style-name="P3"/>
      <text:p text:style-name="P3">[Envelope]</text:p>
      <text:p text:style-name="P3">S. MORAIS,/</text:p>
      <text:p text:style-name="P3">546 N. FIFTH STREET,/</text:p>
      <text:p text:style-name="P3">PHILADELPHIA, PA./</text:p>
      <text:p text:style-name="P2">May 25, 1896/</text:p>
      <text:p text:style-name="P2">Instructions concerning/</text:p>
      <text:p text:style-name="P2">Burial, Stone, writings./</text:p>
      <text:p text:style-name="P4">Emanuel Cohen Esq/</text:p>
      <text:p text:style-name="P4">313 Nicollet Avenue/</text:p>
      <text:p text:style-name="P4">Minneapolis/</text:p>
      <text:p text:style-name="P4">Minnesota/</text:p>
      <text:p text:style-name="P4"/>
      <text:p text:style-name="P3">[Page 1]</text:p>
      <text:p text:style-name="P3">S. MORAIS,/</text:p>
      <text:p text:style-name="P3">546 N. FIFTH STREET./</text:p>
      <text:p text:style-name="P4">PHILADELPHIA, May 25th 1896/</text:p>
      <text:p text:style-name="P3">My Dear Nina/</text:p>
      <text:p text:style-name="P3"><text:tab/>The instructions which I sent/ you about the disposition of my body/ after its death, were <text:soft-page-break/>prepared years ago./ <text:s/>I now repeat some; the others having/ lost their importance by reason of changes/ that time brought on. <text:s/>I think that/ the will now in care of Emanuel, who,/ with you, will act as executor, provides/ for everything else./</text:p>
      <text:p text:style-name="P3">I dislike a hurried burial, and the/ exposing of the body. <text:s/>Unless I die/ of a contagious disease, let my corpse/ remain unburied until signs of putrefaction/ are visible. <text:s/>Then, dispense with the/ usual washing, as practised by our people,/ but let me be wrapped, with the clothes/ which I happen to have on, in a sheet./ <text:s/>Let quick-lime be put in the grave, in/ which I shall lay, without a coffin,/</text:p>
      <text:p text:style-name="P3"/>
      <text:p text:style-name="P3">[Page 2]</text:p>
      <text:p text:style-name="P3">and another layer of quick-lime on the <text:span text:style-name="T1">f</text:span> top/ of me, so that the flesh be speedily con-/sumed./</text:p>
      <text:p text:style-name="P3">I will not have any oration, obituaries, me-/morial services, nor any kind of praise indulged/ in to do me honor. <text:s/>If my children/ wish to keep the 7 days of mourning, let/ my sons do so morning and evening in the/ synagogue, and my daughters in their homes./ <text:s/>No title whatever must be attached to/ my name. <text:s/>On the tomb stone [Hebrew]/ [Hebrew] <text:span text:style-name="T2">Sabato Morais</text:span><text:span text:style-name="T3"> and the date/ of death shall suffice./</text:span></text:p>
      <text:p text:style-name="P7">Regarding my writings, you and Emanuel/ are capable of judging whether there are any/ worth publishing. <text:s/>Henry may let his feelings/ run against discretion./</text:p>
      <text:p text:style-name="P7">What I mostly wish is that my children/ may honor my memory by mutual loving/ kindness and forbearance/ with much love/ S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3T11:44:05.29</meta:creation-date>
    <dc:date>2012-02-02T15:47:57.28</dc:date>
    <dc:creator>Penn Libraries</dc:creator>
    <meta:editing-duration>PT00H10M4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85" meta:word-count="491" meta:character-count="3146"/>
  </office:meta>
</office:document-meta>
</file>